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17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1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1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1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0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0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0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08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0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0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0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0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0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0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0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0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0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0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200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199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199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199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2098095301</text:p>
          </table:table-cell>
          <table:table-cell office:value-type="string" calcext:value-type="string">
            <text:p>30N 7W 18AACB:G-032792</text:p>
          </table:table-cell>
          <table:table-cell office:value-type="string" calcext:value-type="string">
            <text:p>1997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